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80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Damage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Types</text:p>
          </table:table-cell>
          <table:table-cell office:value-type="string">
            <text:p>Ships</text:p>
          </table:table-cell>
        </table:table-row>
        <table:table-row table:style-name="ro1">
          <table:table-cell office:value-type="string">
            <text:p>Hull Plating I </text:p>
          </table:table-cell>
          <table:table-cell office:value-type="string">
            <text:p>hullplat1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ull Plating II</text:p>
          </table:table-cell>
          <table:table-cell office:value-type="string">
            <text:p>hullplat2</text:p>
          </table:table-cell>
          <table:table-cell office:value-type="float" office:value="300">
            <text:p>300</text:p>
          </table:table-cell>
          <table:table-cell office:value-type="string">
            <text:p>hullplat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se the Force Luke</text:p>
          </table:table-cell>
          <table:table-cell office:value-type="string">
            <text:p>utforcel</text:p>
          </table:table-cell>
          <table:table-cell office:value-type="float" office:value="1000">
            <text:p>100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apital Ship</text:p>
          </table:table-cell>
          <table:table-cell office:value-type="string">
            <text:p>Fighter</text:p>
          </table:table-cell>
          <table:table-cell office:value-type="string">
            <text:p>X-Wing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0">07/10/2008</text:date>, <text:time>15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10T15:29:44</dc:date>
    <meta:editing-cycles>4</meta:editing-cycles>
    <meta:editing-duration>PT24M15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